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4cm"/>
    </style:style>
    <style:style style:name="co2" style:family="table-column">
      <style:table-column-properties fo:break-before="auto" style:column-width="6.297cm"/>
    </style:style>
    <style:style style:name="co3" style:family="table-column">
      <style:table-column-properties fo:break-before="auto" style:column-width="2.26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4.009cm"/>
    </style:style>
    <style:style style:name="co8" style:family="table-column">
      <style:table-column-properties fo:break-before="auto" style:column-width="1.7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TAB_5f_VANESSA_20_MIGUEL_20_DE_20_CAMPOS_20__5f__20_M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5" style:family="table-cell" style:parent-style-name="Default"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3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0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default-cell-style-name="ce55"/>
        <table:table-column table:style-name="co5" table:default-cell-style-name="ce55"/>
        <table:table-column table:style-name="co6" table:default-cell-style-name="ce55"/>
        <table:table-column table:style-name="co1" table:default-cell-style-name="ce55"/>
        <table:table-column table:style-name="co6" table:default-cell-style-name="ce55"/>
        <table:table-column table:style-name="co7" table:default-cell-style-name="ce55"/>
        <table:table-column table:style-name="co8" table:number-columns-repeated="55" table:default-cell-style-name="ce55"/>
        <table:table-row table:style-name="ro1">
          <table:table-cell table:style-name="ce1" office:value-type="string" calcext:value-type="string">
            <text:p>DATA</text:p>
          </table:table-cell>
          <table:table-cell table:style-name="ce56" office:value-type="string" calcext:value-type="string">
            <text:p>NF - SERV. PROD. </text:p>
          </table:table-cell>
          <table:table-cell table:style-name="ce61" office:value-type="string" calcext:value-type="string">
            <text:p>R$</text:p>
          </table:table-cell>
          <table:table-cell table:style-name="ce64"/>
          <table:table-cell table:style-name="ce66" office:value-type="string" calcext:value-type="string">
            <text:p>PAGO</text:p>
          </table:table-cell>
          <table:table-cell table:style-name="ce6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0" office:value-type="string" calcext:value-type="string">
            <text:p>SALDO DEVEDOR</text:p>
          </table:table-cell>
          <table:table-cell table:style-name="ce7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7" office:value-type="string" calcext:value-type="string">
            <text:p>NF 6413 - process. 07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8-13" calcext:value-type="date">
            <text:p>13/08/2025</text:p>
          </table:table-cell>
          <table:table-cell table:style-name="ce62" table:formula="of:=[.C2]-[.F2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7" office:value-type="string" calcext:value-type="string">
            <text:p>NF 6422 - process. 08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9-09" calcext:value-type="date">
            <text:p>09/09/2025</text:p>
          </table:table-cell>
          <table:table-cell table:style-name="ce62" table:formula="of:=[.C3]-[.F3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7" office:value-type="string" calcext:value-type="string">
            <text:p>NF 6431 - process. 09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10-13" calcext:value-type="date">
            <text:p>13/10/2025</text:p>
          </table:table-cell>
          <table:table-cell table:style-name="ce62" table:formula="of:=[.C4]-[.F4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7" office:value-type="string" calcext:value-type="string">
            <text:p>NF 6440 - process. 10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11-19" calcext:value-type="date">
            <text:p>19/11/2025</text:p>
          </table:table-cell>
          <table:table-cell table:style-name="ce62" table:formula="of:=[.C5]-[.F5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7" office:value-type="string" calcext:value-type="string">
            <text:p>NF 6449 - process. 11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12-08" calcext:value-type="date">
            <text:p>08/12/2025</text:p>
          </table:table-cell>
          <table:table-cell table:style-name="ce62" table:formula="of:=[.C6]-[.F6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7" office:value-type="string" calcext:value-type="string">
            <text:p>NF 6458 - process. 12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6-01-09" calcext:value-type="date">
            <text:p>09/01/2026</text:p>
          </table:table-cell>
          <table:table-cell table:style-name="ce62" table:formula="of:=[.C7]-[.F7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6-01-31" calcext:value-type="date">
            <text:p>31/01/2026</text:p>
          </table:table-cell>
          <table:table-cell table:style-name="ce57" office:value-type="string" calcext:value-type="string">
            <text:p>NF 6467 - process. 01/2026</text:p>
          </table:table-cell>
          <table:table-cell table:style-name="ce62" office:value-type="float" office:value="550" calcext:value-type="float">
            <text:p>550,00</text:p>
          </table:table-cell>
          <table:table-cell table:style-name="ce65"/>
          <table:table-cell table:style-name="ce67" office:value-type="string" calcext:value-type="string">
            <text:p>não</text:p>
          </table:table-cell>
          <table:table-cell table:style-name="ce62" office:value-type="float" office:value="0" calcext:value-type="float">
            <text:p>-</text:p>
          </table:table-cell>
          <table:table-cell table:style-name="ce50"/>
          <table:table-cell table:style-name="ce62" table:formula="of:=[.C8]-[.F8]" office:value-type="float" office:value="550" calcext:value-type="float">
            <text:p>550,00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1" office:value-type="string" calcext:value-type="string">
            <text:p>Pagamento todo dia 10.</text:p>
          </table:table-cell>
          <table:table-cell table:style-name="ce58" table:number-columns-repeated="5"/>
          <table:table-cell table:style-name="ce69" office:value-type="string" calcext:value-type="string">
            <text:p>TOTAL</text:p>
          </table:table-cell>
          <table:table-cell table:style-name="ce61" table:formula="of:=SUM([.H2:.H8])" office:value-type="float" office:value="550" calcext:value-type="float">
            <text:p>550,00</text:p>
          </table:table-cell>
          <table:table-cell table:style-name="ce71"/>
          <table:table-cell table:number-columns-repeated="55"/>
        </table:table-row>
        <table:table-row table:style-name="ro2">
          <table:table-cell table:style-name="ce52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Default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ce53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ce54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">
          <table:table-cell table:style-name="ce53"/>
          <table:table-cell table:style-name="ce60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1976">
          <table:table-cell table:style-name="ce53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3543">
          <table:table-cell table:number-columns-repeated="64"/>
        </table:table-row>
        <table:table-row table:style-name="ro3" table:number-rows-repeated="983031">
          <table:table-cell table:number-columns-repeated="64"/>
        </table:table-row>
        <table:table-row table:style-name="ro4" table:number-rows-repeated="9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>
        <table:named-range table:name="BuiltIn_Print_Titles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</number:text>
      <number:number number:decimal-places="0" number:min-decimal-places="0" number:min-integer-digits="1" number:grouping="true"/>
    </number:number-style>
    <number:number-style style:name="N134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</number:text>
      <number:number number:decimal-places="2" number:min-decimal-places="2" number:min-integer-digits="1" number:grouping="true"/>
    </number:number-style>
    <number:number-style style:name="N137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ttb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46.59326537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VANESSA_20_MIGUEL_20_DE_20_CAMPOS_20__5f__20_ME" style:display-name="TAB_VANESSA MIGUEL DE CAMPOS _ ME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46.594684527">00:00:00</text:time></text:span><text:span text:style-name="MT2"><text:s/></text:span></text:p>
        </style:region-center>
        <style:region-right>
          <text:p><text:span text:style-name="MT4">Vida &amp; Saúde - Academia de Musc.,</text:span></text:p>
          <text:p><text:span text:style-name="MT4">Hidroginástica e Lazer Ltda.</text:span></text:p>
          <text:p><text:span text:style-name="MT2">Adal/Daniela - Tel.: 3248-1372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6-02-02">00/00/0000</text:date><text:s/>- <text:time style:data-style-name="N2" text:time-value="14:30:46.596326418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Vida &amp; Saúde - Ac. Musc.,</text:span></text:p>
          <text:p><text:span text:style-name="MT4">Hidr. e Lazer Ltda.</text:span></text:p>
          <text:p>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3:00:00</meta:creation-date>
    <dc:date>2026-02-02T14:30:46.964173077</dc:date>
    <meta:print-date>2020-01-06T16:38:44.221000000</meta:print-date>
    <dc:language>pt-PT</dc:language>
    <meta:editing-cycles>539</meta:editing-cycles>
    <meta:editing-duration>PT6H25M57S</meta:editing-duration>
    <meta:document-statistic meta:table-count="1" meta:cell-count="59" meta:object-count="0"/>
    <meta:user-defined meta:name="Info 0"/>
    <meta:user-defined meta:name="Info 1"/>
    <meta:user-defined meta:name="Info 2"/>
    <meta:user-defined meta:name="Info 3"/>
  </office:meta>
</office:document-meta>
</file>